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.02cm" svg:height="9.004cm" svg:x="13.186cm" svg:y="0.638cm">
            <draw:object draw:notify-on-update-of-ranges="Hoja1.A3:Hoja1.A3 Hoja1.A4:Hoja1.A6 Hoja1.B3:Hoja1.B3 Hoja1.B4:Hoja1.B6 Hoja1.C3:Hoja1.C3 Hoja1.C4:Hoja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cm" svg:height="9.004cm" svg:x="0.579cm" svg:y="11.582cm">
            <draw:object draw:notify-on-update-of-ranges="Hoja1.A9:Hoja1.A9 Hoja1.A10:Hoja1.A12 Hoja1.B9:Hoja1.B9 Hoja1.B10:Hoja1.B12 Hoja1.C9:Hoja1.C9 Hoja1.C10:Hoja1.C12 Hoja1.D9:Hoja1.D9 Hoja1.D10:Hoja1.D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21cm" svg:height="9.005cm" svg:x="17.618cm" svg:y="11.554cm">
            <draw:object draw:notify-on-update-of-ranges="Hoja1.A15:Hoja1.A15 Hoja1.A16:Hoja1.A18 Hoja1.B15:Hoja1.B15 Hoja1.B16:Hoja1.B18 Hoja1.C15:Hoja1.C15 Hoja1.C16:Hoja1.C18 Hoja1.D15:Hoja1.D15 Hoja1.D16:Hoja1.D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2cm" svg:height="9.005cm" svg:x="0.606cm" svg:y="21.33cm">
            <draw:object draw:notify-on-update-of-ranges="Hoja1.A21:Hoja1.A21 Hoja1.A22:Hoja1.A24 Hoja1.B21:Hoja1.B21 Hoja1.B22:Hoja1.B24 Hoja1.C21:Hoja1.C21 Hoja1.C22:Hoja1.C24 Hoja1.D21:Hoja1.D21 Hoja1.D22:Hoja1.D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TEXTO</text:p>
          </table:table-cell>
          <table:covered-table-cell table:number-columns-repeated="3" table:style-name="ce4"/>
          <table:table-cell/>
        </table:table-row>
        <table:table-row table:style-name="ro1">
          <table:table-cell table:style-name="ce2" office:value-type="string" calcext:value-type="string">
            <text:p>Nivel</text:p>
          </table:table-cell>
          <table:table-cell table:style-name="ce2" office:value-type="string" calcext:value-type="string">
            <text:p>Cifrado</text:p>
          </table:table-cell>
          <table:table-cell table:style-name="ce2" office:value-type="string" calcext:value-type="string">
            <text:p>Descifrado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1.419*1000" office:value-type="float" office:value="1419" calcext:value-type="float">
            <text:p>1419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2.28*1000" office:value-type="float" office:value="2280" calcext:value-type="float">
            <text:p>2280</text:p>
          </table:table-cell>
          <table:table-cell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59" calcext:value-type="float">
            <text:p>159</text:p>
          </table:table-cell>
          <table:table-cell office:value-type="float" office:value="144" calcext:value-type="float">
            <text:p>144</text:p>
          </table:table-cell>
          <table:table-cell table:formula="of:=8.676*1000" office:value-type="float" office:value="8676" calcext:value-type="float">
            <text:p>8676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Archivo 1MB (953.6 kB)</text:p>
          </table:table-cell>
          <table:covered-table-cell table:number-columns-repeated="3" table:style-name="ce4"/>
          <table:covered-table-cell/>
        </table:table-row>
        <table:table-row table:style-name="ro1">
          <table:table-cell table:style-name="ce2" office:value-type="string" calcext:value-type="string">
            <text:p>Nivel</text:p>
          </table:table-cell>
          <table:table-cell table:style-name="ce2" office:value-type="string" calcext:value-type="string">
            <text:p>Sign</text:p>
          </table:table-cell>
          <table:table-cell table:style-name="ce2" office:value-type="string" calcext:value-type="string">
            <text:p>Verify</text:p>
          </table:table-cell>
          <table:table-cell table:style-name="ce2" office:value-type="string" calcext:value-type="string">
            <text:p>Cifrado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3" table:formula="of:=1.517*1000"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style-name="ce5" table:formula="of:=2.647*1000"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44" calcext:value-type="float">
            <text:p>244</text:p>
          </table:table-cell>
          <table:table-cell office:value-type="float" office:value="169" calcext:value-type="float">
            <text:p>169</text:p>
          </table:table-cell>
          <table:table-cell office:value-type="float" office:value="155" calcext:value-type="float">
            <text:p>155</text:p>
          </table:table-cell>
          <table:table-cell table:style-name="ce3" table:formula="of:=7.284*1000" office:value-type="float" office:value="7284" calcext:value-type="float">
            <text:p>7284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Archivo 10MB (10.9MB)</text:p>
          </table:table-cell>
          <table:covered-table-cell table:number-columns-repeated="3" table:style-name="ce4"/>
          <table:covered-table-cell/>
        </table:table-row>
        <table:table-row table:style-name="ro1">
          <table:table-cell table:style-name="ce2" office:value-type="string" calcext:value-type="string">
            <text:p>Nivel</text:p>
          </table:table-cell>
          <table:table-cell table:style-name="ce2" office:value-type="string" calcext:value-type="string">
            <text:p>Sign</text:p>
          </table:table-cell>
          <table:table-cell table:style-name="ce2" office:value-type="string" calcext:value-type="string">
            <text:p>Verify</text:p>
          </table:table-cell>
          <table:table-cell table:style-name="ce2" office:value-type="string" calcext:value-type="string">
            <text:p>Cifrado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style-name="ce3" table:formula="of:=1.723*1000"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86" calcext:value-type="float">
            <text:p>186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table:style-name="ce3" table:formula="of:=3.455*1000" office:value-type="float" office:value="3455" calcext:value-type="float">
            <text:p>3455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776" calcext:value-type="float">
            <text:p>776</text:p>
          </table:table-cell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table:style-name="ce3" table:formula="of:=11.931*1000" office:value-type="float" office:value="11931" calcext:value-type="float">
            <text:p>11931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Archivo 100MB (116.2MB)</text:p>
          </table:table-cell>
          <table:covered-table-cell table:number-columns-repeated="3" table:style-name="ce4"/>
          <table:covered-table-cell/>
        </table:table-row>
        <table:table-row table:style-name="ro1">
          <table:table-cell table:style-name="ce2" office:value-type="string" calcext:value-type="string">
            <text:p>Nivel</text:p>
          </table:table-cell>
          <table:table-cell table:style-name="ce2" office:value-type="string" calcext:value-type="string">
            <text:p>Sign</text:p>
          </table:table-cell>
          <table:table-cell table:style-name="ce2" office:value-type="string" calcext:value-type="string">
            <text:p>Verify</text:p>
          </table:table-cell>
          <table:table-cell table:style-name="ce2" office:value-type="string" calcext:value-type="string">
            <text:p>Cifrado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7" calcext:value-type="float">
            <text:p>777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style-name="ce3" table:formula="of:=3.112*1000" office:value-type="float" office:value="3112" calcext:value-type="float">
            <text:p>311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14" calcext:value-type="float">
            <text:p>81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style-name="ce3" table:formula="of:=3.881*1000" office:value-type="float" office:value="3881" calcext:value-type="float">
            <text:p>388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804" calcext:value-type="float">
            <text:p>2804</text:p>
          </table:table-cell>
          <table:table-cell office:value-type="float" office:value="189" calcext:value-type="float">
            <text:p>189</text:p>
          </table:table-cell>
          <table:table-cell office:value-type="float" office:value="175" calcext:value-type="float">
            <text:p>175</text:p>
          </table:table-cell>
          <table:table-cell table:style-name="ce3" table:formula="of:=19.142*1000" office:value-type="float" office:value="19142" calcext:value-type="float">
            <text:p>19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01:49:56.688851222</meta:creation-date>
    <dc:date>2021-03-10T08:23:27.203468184</dc:date>
    <meta:editing-duration>PT1M57S</meta:editing-duration>
    <meta:editing-cycles>1</meta:editing-cycles>
    <meta:document-statistic meta:table-count="1" meta:cell-count="80" meta:object-count="4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bar" chart:style-name="ch1">
        <chart:title svg:x="6.855cm" svg:y="0.316cm" chart:style-name="ch2">
          <text:p>Texto RSA</text:p>
        </chart:title>
        <chart:legend chart:legend-position="end" svg:x="13.626cm" svg:y="3.954cm" style:legend-expansion="high" chart:style-name="ch3"/>
        <chart:plot-area chart:style-name="ch4" table:cell-range-address="Hoja1.A3:Hoja1.C6" chart:data-source-has-labels="both" svg:x="1.331cm" svg:y="1.275cm" svg:width="11.975cm" svg:height="6.569cm">
          <chartooo:coordinate-region svg:x="2.138cm" svg:y="1.474cm" svg:width="11.168cm" svg:height="5.723cm"/>
          <chart:axis chart:dimension="x" chart:name="primary-x" chart:style-name="ch5" chartooo:axis-type="auto">
            <chartooo:date-scale/>
            <chart:title svg:x="5.872cm" svg:y="8.024cm" chart:style-name="ch6">
              <text:p>Nivel de Seguridad</text:p>
            </chart:title>
            <chart:categories table:cell-range-address="Hoja1.A4:Hoja1.A6"/>
          </chart:axis>
          <chart:axis chart:dimension="y" chart:name="primary-y" chart:style-name="ch7">
            <chart:title svg:x="0.451cm" svg:y="6.27cm" chart:style-name="ch8">
              <text:p>Tiempo (Milisegundos)</text:p>
            </chart:title>
            <chart:grid chart:style-name="ch9" chart:class="major"/>
          </chart:axis>
          <chart:series chart:style-name="ch10" chart:values-cell-range-address="Hoja1.B4:Hoja1.B6" chart:label-cell-address="Hoja1.B3:Hoja1.B3" chart:class="chart:bar">
            <chart:data-point chart:repeated="3"/>
          </chart:series>
          <chart:series chart:style-name="ch11" chart:values-cell-range-address="Hoja1.C4:Hoja1.C6" chart:label-cell-address="Hoja1.C3:Hoja1.C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frado</text:p>
                <draw:g>
                  <svg:desc>Hoja1.B3:Hoja1.B3</svg:desc>
                </draw:g>
              </table:table-cell>
              <table:table-cell office:value-type="string">
                <text:p>Descifrado</text:p>
                <draw:g>
                  <svg:desc>Hoja1.C3:Hoja1.C3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Hoja1.A4:Hoja1.A6</svg:desc>
                </draw:g>
              </table:table-cell>
              <table:table-cell office:value-type="float" office:value="10">
                <text:p>10</text:p>
                <draw:g>
                  <svg:desc>Hoja1.B4:Hoja1.B6</svg:desc>
                </draw:g>
              </table:table-cell>
              <table:table-cell office:value-type="float" office:value="11">
                <text:p>11</text:p>
                <draw:g>
                  <svg:desc>Hoja1.C4:Hoja1.C6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70">
                <text:p>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159">
                <text:p>159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bar" chart:style-name="ch1">
        <chart:title svg:x="6.022cm" svg:y="0.316cm" chart:style-name="ch2">
          <text:p>RSA Archivo 10MB</text:p>
        </chart:title>
        <chart:legend chart:legend-position="end" svg:x="14.181cm" svg:y="3.705cm" style:legend-expansion="high" chart:style-name="ch3"/>
        <chart:plot-area chart:style-name="ch4" table:cell-range-address="Hoja1.A9:Hoja1.D12" chart:data-source-has-labels="both" svg:x="1.331cm" svg:y="1.275cm" svg:width="12.53cm" svg:height="6.569cm">
          <chartooo:coordinate-region svg:x="2.138cm" svg:y="1.474cm" svg:width="11.723cm" svg:height="5.723cm"/>
          <chart:axis chart:dimension="x" chart:name="primary-x" chart:style-name="ch5" chartooo:axis-type="auto">
            <chartooo:date-scale/>
            <chart:title svg:x="6.15cm" svg:y="8.024cm" chart:style-name="ch6">
              <text:p>Nivel de Seguridad</text:p>
            </chart:title>
            <chart:categories table:cell-range-address="Hoja1.A10:Hoja1.A12"/>
          </chart:axis>
          <chart:axis chart:dimension="y" chart:name="primary-y" chart:style-name="ch7">
            <chart:title svg:x="0.451cm" svg:y="6.349cm" chart:style-name="ch8">
              <text:p>Tiempos (Milisegundos)</text:p>
            </chart:title>
            <chart:grid chart:style-name="ch9" chart:class="major"/>
          </chart:axis>
          <chart:series chart:style-name="ch10" chart:values-cell-range-address="Hoja1.B10:Hoja1.B12" chart:label-cell-address="Hoja1.B9:Hoja1.B9" chart:class="chart:bar">
            <chart:data-point chart:repeated="3"/>
          </chart:series>
          <chart:series chart:style-name="ch11" chart:values-cell-range-address="Hoja1.C10:Hoja1.C12" chart:label-cell-address="Hoja1.C9:Hoja1.C9" chart:class="chart:bar">
            <chart:data-point chart:repeated="3"/>
          </chart:series>
          <chart:series chart:style-name="ch12" chart:values-cell-range-address="Hoja1.D10:Hoja1.D12" chart:label-cell-address="Hoja1.D9:Hoja1.D9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gn</text:p>
                <draw:g>
                  <svg:desc>Hoja1.B9:Hoja1.B9</svg:desc>
                </draw:g>
              </table:table-cell>
              <table:table-cell office:value-type="string">
                <text:p>Verify</text:p>
                <draw:g>
                  <svg:desc>Hoja1.C9:Hoja1.C9</svg:desc>
                </draw:g>
              </table:table-cell>
              <table:table-cell office:value-type="string">
                <text:p>Cifrado</text:p>
                <draw:g>
                  <svg:desc>Hoja1.D9:Hoja1.D9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Hoja1.A10:Hoja1.A12</svg:desc>
                </draw:g>
              </table:table-cell>
              <table:table-cell office:value-type="float" office:value="88">
                <text:p>88</text:p>
                <draw:g>
                  <svg:desc>Hoja1.B10:Hoja1.B12</svg:desc>
                </draw:g>
              </table:table-cell>
              <table:table-cell office:value-type="float" office:value="14">
                <text:p>14</text:p>
                <draw:g>
                  <svg:desc>Hoja1.C10:Hoja1.C12</svg:desc>
                </draw:g>
              </table:table-cell>
              <table:table-cell office:value-type="float" office:value="8">
                <text:p>8</text:p>
                <draw:g>
                  <svg:desc>Hoja1.D10:Hoja1.D12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18">
                <text:p>118</text:p>
              </table:table-cell>
              <table:table-cell office:value-type="float" office:value="62">
                <text:p>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244">
                <text:p>244</text:p>
              </table:table-cell>
              <table:table-cell office:value-type="float" office:value="169">
                <text:p>169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bar" chart:style-name="ch1">
        <chart:title svg:x="6.023cm" svg:y="0.316cm" chart:style-name="ch2">
          <text:p>RSA Archivo 10MB</text:p>
        </chart:title>
        <chart:legend chart:legend-position="end" svg:x="14.182cm" svg:y="3.706cm" style:legend-expansion="high" chart:style-name="ch3"/>
        <chart:plot-area chart:style-name="ch4" table:cell-range-address="Hoja1.A15:Hoja1.D18" chart:data-source-has-labels="both" svg:x="1.331cm" svg:y="1.275cm" svg:width="12.531cm" svg:height="6.57cm">
          <chartooo:coordinate-region svg:x="2.138cm" svg:y="1.474cm" svg:width="11.724cm" svg:height="5.724cm"/>
          <chart:axis chart:dimension="x" chart:name="primary-x" chart:style-name="ch5" chartooo:axis-type="auto">
            <chartooo:date-scale/>
            <chart:title svg:x="6.15cm" svg:y="8.025cm" chart:style-name="ch6">
              <text:p>Nivel de Seguridad</text:p>
            </chart:title>
            <chart:categories table:cell-range-address="Hoja1.A16:Hoja1.A18"/>
          </chart:axis>
          <chart:axis chart:dimension="y" chart:name="primary-y" chart:style-name="ch7">
            <chart:title svg:x="0.451cm" svg:y="6.271cm" chart:style-name="ch8">
              <text:p>Tiempo (Milisegundos)</text:p>
            </chart:title>
            <chart:grid chart:style-name="ch9" chart:class="major"/>
          </chart:axis>
          <chart:series chart:style-name="ch10" chart:values-cell-range-address="Hoja1.B16:Hoja1.B18" chart:label-cell-address="Hoja1.B15:Hoja1.B15" chart:class="chart:bar">
            <chart:data-point chart:repeated="3"/>
          </chart:series>
          <chart:series chart:style-name="ch11" chart:values-cell-range-address="Hoja1.C16:Hoja1.C18" chart:label-cell-address="Hoja1.C15:Hoja1.C15" chart:class="chart:bar">
            <chart:data-point chart:repeated="3"/>
          </chart:series>
          <chart:series chart:style-name="ch12" chart:values-cell-range-address="Hoja1.D16:Hoja1.D18" chart:label-cell-address="Hoja1.D15:Hoja1.D15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gn</text:p>
                <draw:g>
                  <svg:desc>Hoja1.B15:Hoja1.B15</svg:desc>
                </draw:g>
              </table:table-cell>
              <table:table-cell office:value-type="string">
                <text:p>Verify</text:p>
                <draw:g>
                  <svg:desc>Hoja1.C15:Hoja1.C15</svg:desc>
                </draw:g>
              </table:table-cell>
              <table:table-cell office:value-type="string">
                <text:p>Cifrado</text:p>
                <draw:g>
                  <svg:desc>Hoja1.D15:Hoja1.D15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Hoja1.A16:Hoja1.A18</svg:desc>
                </draw:g>
              </table:table-cell>
              <table:table-cell office:value-type="float" office:value="166">
                <text:p>166</text:p>
                <draw:g>
                  <svg:desc>Hoja1.B16:Hoja1.B18</svg:desc>
                </draw:g>
              </table:table-cell>
              <table:table-cell office:value-type="float" office:value="32">
                <text:p>32</text:p>
                <draw:g>
                  <svg:desc>Hoja1.C16:Hoja1.C18</svg:desc>
                </draw:g>
              </table:table-cell>
              <table:table-cell office:value-type="float" office:value="11">
                <text:p>11</text:p>
                <draw:g>
                  <svg:desc>Hoja1.D16:Hoja1.D18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86">
                <text:p>186</text:p>
              </table:table-cell>
              <table:table-cell office:value-type="float" office:value="68">
                <text:p>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776">
                <text:p>776</text:p>
              </table:table-cell>
              <table:table-cell office:value-type="float" office:value="171">
                <text:p>171</text:p>
              </table:table-cell>
              <table:table-cell office:value-type="float" office:value="156">
                <text:p>1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bar" chart:style-name="ch1">
        <chart:title svg:x="5.903cm" svg:y="0.316cm" chart:style-name="ch2">
          <text:p>RSA Archivo 100MB</text:p>
        </chart:title>
        <chart:legend chart:legend-position="end" svg:x="14.181cm" svg:y="3.706cm" style:legend-expansion="high" chart:style-name="ch3"/>
        <chart:plot-area chart:style-name="ch4" table:cell-range-address="Hoja1.A21:Hoja1.D24" chart:data-source-has-labels="both" svg:x="1.331cm" svg:y="1.275cm" svg:width="12.53cm" svg:height="6.57cm">
          <chartooo:coordinate-region svg:x="2.323cm" svg:y="1.474cm" svg:width="11.538cm" svg:height="5.724cm"/>
          <chart:axis chart:dimension="x" chart:name="primary-x" chart:style-name="ch5" chartooo:axis-type="auto">
            <chartooo:date-scale/>
            <chart:title svg:x="6.15cm" svg:y="8.025cm" chart:style-name="ch6">
              <text:p>Nivel de Seguridad</text:p>
            </chart:title>
            <chart:categories table:cell-range-address="Hoja1.A22:Hoja1.A24"/>
          </chart:axis>
          <chart:axis chart:dimension="y" chart:name="primary-y" chart:style-name="ch7">
            <chart:title svg:x="0.451cm" svg:y="6.35cm" chart:style-name="ch8">
              <text:p>Tiempos (Milisegundos)</text:p>
            </chart:title>
            <chart:grid chart:style-name="ch9" chart:class="major"/>
          </chart:axis>
          <chart:series chart:style-name="ch10" chart:values-cell-range-address="Hoja1.B22:Hoja1.B24" chart:label-cell-address="Hoja1.B21:Hoja1.B21" chart:class="chart:bar">
            <chart:data-point chart:repeated="3"/>
          </chart:series>
          <chart:series chart:style-name="ch11" chart:values-cell-range-address="Hoja1.C22:Hoja1.C24" chart:label-cell-address="Hoja1.C21:Hoja1.C21" chart:class="chart:bar">
            <chart:data-point chart:repeated="3"/>
          </chart:series>
          <chart:series chart:style-name="ch12" chart:values-cell-range-address="Hoja1.D22:Hoja1.D24" chart:label-cell-address="Hoja1.D21:Hoja1.D2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gn</text:p>
                <draw:g>
                  <svg:desc>Hoja1.B21:Hoja1.B21</svg:desc>
                </draw:g>
              </table:table-cell>
              <table:table-cell office:value-type="string">
                <text:p>Verify</text:p>
                <draw:g>
                  <svg:desc>Hoja1.C21:Hoja1.C21</svg:desc>
                </draw:g>
              </table:table-cell>
              <table:table-cell office:value-type="string">
                <text:p>Cifrado</text:p>
                <draw:g>
                  <svg:desc>Hoja1.D21:Hoja1.D21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Hoja1.A22:Hoja1.A24</svg:desc>
                </draw:g>
              </table:table-cell>
              <table:table-cell office:value-type="float" office:value="777">
                <text:p>777</text:p>
                <draw:g>
                  <svg:desc>Hoja1.B22:Hoja1.B24</svg:desc>
                </draw:g>
              </table:table-cell>
              <table:table-cell office:value-type="float" office:value="29">
                <text:p>29</text:p>
                <draw:g>
                  <svg:desc>Hoja1.C22:Hoja1.C24</svg:desc>
                </draw:g>
              </table:table-cell>
              <table:table-cell office:value-type="float" office:value="13">
                <text:p>13</text:p>
                <draw:g>
                  <svg:desc>Hoja1.D22:Hoja1.D24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814">
                <text:p>814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2804">
                <text:p>2804</text:p>
              </table:table-cell>
              <table:table-cell office:value-type="float" office:value="189">
                <text:p>189</text:p>
              </table:table-cell>
              <table:table-cell office:value-type="float" office:value="175">
                <text:p>1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